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4346in"/>
    </style:style>
    <style:style style:name="co5" style:family="table-column">
      <style:table-column-properties fo:break-before="auto" style:column-width="1.1437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Nimbus Sans L" style:font-name-asian="DejaVu Sans" style:font-name-complex="DejaVu Sans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4"/>
          <table:table-cell table:style-name="ce1"/>
          <table:table-cell table:style-name="ce4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style-name="Default" office:value-type="string">
            <text:p>NONE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GalleryFile</text:p>
          </table:table-cell>
          <table:table-cell table:number-columns-repeated="4"/>
        </table:table-row>
        <table:table-row table:style-name="ro1">
          <table:table-cell office:value-type="string">
            <text:p>WebGUI::Asset::File::GalleryFile::Photo</text:p>
          </table:table-cell>
          <table:table-cell table:number-columns-repeated="4"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pPoi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MatrixListing</text:p>
          </table:table-cell>
          <table:table-cell table:style-name="ce6" office:value-type="string">
            <text:p>Comments Role</text:p>
          </table:table-cell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WebGU::Asset::Post</text:p>
          </table:table-cell>
          <table:table-cell/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WebGU::Asset::Post::Thread</text:p>
          </table:table-cell>
          <table:table-cell/>
          <table:table-cell table:style-name="ce2"/>
          <table:table-cell table:style-name="ce7"/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style-name="ce6" office:value-type="string">
            <text:p>Toolbar rows edit form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EMSBadge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Ribb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table:style-name="ce3" office:value-type="string">
            <text:p>WebGUI::Asset::Sku::EMSTicket</text:p>
          </table:table-cell>
          <table:table-cell table:style-name="ce6" office:value-type="string">
            <text:p>Custom draw method</text:p>
          </table:table-cell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EMSToke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2"/>
          <table:table-cell table:style-name="ce7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Story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Article</text:p>
          </table:table-cell>
          <table:table-cell table:number-columns-repeated="2"/>
          <table:table-cell table:style-name="ce7"/>
          <table:table-cell table:style-name="ce5"/>
        </table:table-row>
        <table:table-row table:style-name="ro1">
          <table:table-cell office:value-type="string">
            <text:p>WebGUI::Asset::Wobject::Calendar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style-name="ce6" office:value-type="string">
            <text:p>Rss Role</text:p>
          </table:table-cell>
          <table:table-cell/>
          <table:table-cell table:style-name="ce7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number-columns-repeated="2"/>
          <table:table-cell table:style-name="ce5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2"/>
          <table:table-cell table:style-name="ce7" office:value-type="string">
            <text:p>Group clean-up code uses definitions</text:p>
          </table:table-cell>
          <table:table-cell/>
        </table:table-row>
        <table:table-row table:style-name="ro1">
          <table:table-cell office:value-type="string">
            <text:p>WebGUI::Asset::Wobject::Folder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Gallery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GalleryAlbum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2"/>
          <table:table-cell office:value-type="string">
            <text:p>INFINITE LOOP AFTER test 1</text:p>
          </table:table-cell>
          <table:table-cell/>
        </table:table-row>
        <table:table-row table:style-name="ro1">
          <table:table-cell office:value-type="string">
            <text:p>WebGUI::Asset::Wobject::Layout</text:p>
          </table:table-cell>
          <table:table-cell table:number-columns-repeated="2"/>
          <table:table-cell office:value-type="string">
            <text:p>NONE</text:p>
          </table:table-cell>
          <table:table-cell table:style-name="ce5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2"/>
          <table:table-cell table:style-name="ce7" office:value-type="string">
            <text:p>Comments Role for MatrixListing</text:p>
          </table:table-cell>
          <table:table-cell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Navigation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style-name="ce6" office:value-type="string">
            <text:p>multiple answers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helf</text:p>
          </table:table-cell>
          <table:table-cell table:style-name="ce6" office:value-type="string">
            <text:p>Keywords</text:p>
          </table:table-cell>
          <table:table-cell/>
          <table:table-cell table:style-name="ce7"/>
          <table:table-cell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StoryArchive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toryTopic</text:p>
          </table:table-cell>
          <table:table-cell table:style-name="ce6" office:value-type="string">
            <text:p>RSS Role</text:p>
          </table:table-cell>
          <table:table-cell table:number-columns-repeated="3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2"/>
          <table:table-cell table:style-name="ce7"/>
          <table:table-cell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6" office:value-type="string">
            <text:p>RSS Role</text:p>
          </table:table-cell>
          <table:table-cell/>
          <table:table-cell office:value-type="string">
            <text:p>??</text:p>
          </table:table-cell>
          <table:table-cell/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2"/>
          <table:table-cell office:value-type="string">
            <text:p>INFINITE LOOP</text:p>
          </table:table-cell>
          <table:table-cell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UserList</text:p>
          </table:table-cell>
          <table:table-cell table:number-columns-repeated="2"/>
          <table:table-cell table:style-name="ce5"/>
          <table:table-cell/>
        </table:table-row>
        <table:table-row table:style-name="ro1">
          <table:table-cell office:value-type="string">
            <text:p>WebGUI::Asset::Wobject::WeatherData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WikiMaster</text:p>
          </table:table-cell>
          <table:table-cell table:style-name="ce6" office:value-type="string">
            <text:p>Role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02/16/2010</text:date>, <text:time>14:4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6T14:46:57</dc:date>
    <dc:creator>colink </dc:creator>
    <meta:editing-duration>PT37H56M32S</meta:editing-duration>
    <meta:editing-cycles>67</meta:editing-cycles>
    <meta:document-statistic meta:table-count="1" meta:cell-count="113" meta:object-count="0"/>
  </office:meta>
</office:document-meta>
</file>